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3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8" style:family="paragraph" style:parent-style-name="Standard">
      <style:paragraph-properties fo:text-align="center" style:justify-single-word="false" fo:break-before="page"/>
    </style:style>
    <style:style style:name="P7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1" style:family="paragraph" style:parent-style-name="Heading_20_1">
      <style:text-properties officeooo:rsid="13b5c3ac" officeooo:paragraph-rsid="13b5c3ac"/>
    </style:style>
    <style:style style:name="P82" style:family="paragraph" style:parent-style-name="Heading_20_1">
      <style:text-properties officeooo:rsid="144834f2" officeooo:paragraph-rsid="144834f2"/>
    </style:style>
    <style:style style:name="P83" style:family="paragraph" style:parent-style-name="Heading_20_1">
      <style:text-properties officeooo:rsid="13f39f28" officeooo:paragraph-rsid="13f39f28"/>
    </style:style>
    <style:style style:name="P84" style:family="paragraph" style:parent-style-name="Heading_20_1">
      <style:text-properties officeooo:paragraph-rsid="13c4edb1"/>
    </style:style>
    <style:style style:name="P85" style:family="paragraph" style:parent-style-name="Heading_20_1">
      <style:text-properties officeooo:rsid="13ea7785" officeooo:paragraph-rsid="13ea7785"/>
    </style:style>
    <style:style style:name="P86" style:family="paragraph" style:parent-style-name="Heading_20_1">
      <style:paragraph-properties fo:break-before="page"/>
      <style:text-properties officeooo:paragraph-rsid="13c897d6"/>
    </style:style>
    <style:style style:name="P87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8" style:family="paragraph" style:parent-style-name="Text_20_body" style:list-style-name="L1">
      <style:text-properties officeooo:rsid="1414e7bf" officeooo:paragraph-rsid="1414e7bf"/>
    </style:style>
    <style:style style:name="P89" style:family="paragraph" style:parent-style-name="Text_20_body" style:list-style-name="L2">
      <style:text-properties officeooo:rsid="1428ee69" officeooo:paragraph-rsid="1428ee69"/>
    </style:style>
    <style:style style:name="P90" style:family="paragraph" style:parent-style-name="Text_20_body" style:list-style-name="L3">
      <style:text-properties officeooo:rsid="13987b92" officeooo:paragraph-rsid="13987b92"/>
    </style:style>
    <style:style style:name="P91" style:family="paragraph" style:parent-style-name="Text_20_body" style:list-style-name="L4">
      <style:text-properties officeooo:rsid="144b4398" officeooo:paragraph-rsid="144b4398"/>
    </style:style>
    <style:style style:name="P92" style:family="paragraph" style:parent-style-name="Text_20_body" style:list-style-name="L5">
      <style:text-properties officeooo:rsid="1399e482" officeooo:paragraph-rsid="1399e482"/>
    </style:style>
    <style:style style:name="P93" style:family="paragraph" style:parent-style-name="Text_20_body" style:list-style-name="L6">
      <style:text-properties officeooo:rsid="1399e482" officeooo:paragraph-rsid="1399e482"/>
    </style:style>
    <style:style style:name="P94" style:family="paragraph" style:parent-style-name="Text_20_body" style:list-style-name="L7">
      <style:text-properties officeooo:rsid="1369f5de" officeooo:paragraph-rsid="1369f5de"/>
    </style:style>
    <style:style style:name="P95" style:family="paragraph" style:parent-style-name="Text_20_body" style:list-style-name="L8">
      <style:text-properties officeooo:rsid="1361fc26" officeooo:paragraph-rsid="1361fc26"/>
    </style:style>
    <style:style style:name="P96" style:family="paragraph" style:parent-style-name="Text_20_body" style:list-style-name="L8">
      <style:text-properties officeooo:rsid="13636ff3" officeooo:paragraph-rsid="13636ff3"/>
    </style:style>
    <style:style style:name="P97" style:family="paragraph" style:parent-style-name="Text_20_body" style:list-style-name="L8">
      <style:text-properties officeooo:rsid="1365502e" officeooo:paragraph-rsid="1365502e"/>
    </style:style>
    <style:style style:name="P98" style:family="paragraph" style:parent-style-name="Text_20_body" style:list-style-name="L8">
      <style:text-properties officeooo:rsid="1366e62a" officeooo:paragraph-rsid="1366e62a"/>
    </style:style>
    <style:style style:name="P99" style:family="paragraph" style:parent-style-name="Text_20_body" style:list-style-name="L8">
      <style:text-properties officeooo:rsid="136858e7" officeooo:paragraph-rsid="136858e7"/>
    </style:style>
    <style:style style:name="P100" style:family="paragraph" style:parent-style-name="Text_20_body" style:list-style-name="L8">
      <style:text-properties officeooo:rsid="13677e7f" officeooo:paragraph-rsid="13677e7f"/>
    </style:style>
    <style:style style:name="P101" style:family="paragraph" style:parent-style-name="Text_20_body" style:list-style-name="L8">
      <style:text-properties officeooo:rsid="13699aa6" officeooo:paragraph-rsid="13699aa6"/>
    </style:style>
    <style:style style:name="P102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03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04" style:family="paragraph" style:parent-style-name="Text_20_body" style:list-style-name="L8">
      <style:text-properties officeooo:rsid="1373d5fb" officeooo:paragraph-rsid="1373d5fb"/>
    </style:style>
    <style:style style:name="P105" style:family="paragraph" style:parent-style-name="Text_20_body" style:list-style-name="L8">
      <style:text-properties officeooo:rsid="136be96e" officeooo:paragraph-rsid="136be96e"/>
    </style:style>
    <style:style style:name="P106" style:family="paragraph" style:parent-style-name="Text_20_body" style:list-style-name="L8">
      <style:text-properties officeooo:rsid="137804fa" officeooo:paragraph-rsid="137804fa"/>
    </style:style>
    <style:style style:name="P107" style:family="paragraph" style:parent-style-name="Text_20_body" style:list-style-name="L8">
      <style:text-properties officeooo:rsid="137a6fb9" officeooo:paragraph-rsid="137a6fb9"/>
    </style:style>
    <style:style style:name="P108" style:family="paragraph" style:parent-style-name="Text_20_body" style:list-style-name="L8">
      <style:text-properties officeooo:rsid="136f4a86" officeooo:paragraph-rsid="136f4a86"/>
    </style:style>
    <style:style style:name="P109" style:family="paragraph" style:parent-style-name="Text_20_body" style:list-style-name="L9">
      <style:text-properties officeooo:rsid="14640bdc" officeooo:paragraph-rsid="13f39f28"/>
    </style:style>
    <style:style style:name="P110" style:family="paragraph" style:parent-style-name="Text_20_body" style:list-style-name="L9">
      <style:text-properties officeooo:rsid="13fbbac4" officeooo:paragraph-rsid="13fbbac4"/>
    </style:style>
    <style:style style:name="P111" style:family="paragraph" style:parent-style-name="Text_20_body" style:list-style-name="L9">
      <style:text-properties officeooo:rsid="140fb9d8" officeooo:paragraph-rsid="140fb9d8"/>
    </style:style>
    <style:style style:name="P112" style:family="paragraph" style:parent-style-name="Text_20_body" style:list-style-name="L9">
      <style:text-properties officeooo:rsid="135e1072" officeooo:paragraph-rsid="13f39f28"/>
    </style:style>
    <style:style style:name="P113" style:family="paragraph" style:parent-style-name="Text_20_body" style:list-style-name="L9">
      <style:text-properties officeooo:rsid="13f71362" officeooo:paragraph-rsid="13f71362"/>
    </style:style>
    <style:style style:name="P114" style:family="paragraph" style:parent-style-name="Text_20_body" style:list-style-name="L9">
      <style:text-properties officeooo:rsid="135f6999" officeooo:paragraph-rsid="13f39f28"/>
    </style:style>
    <style:style style:name="P115" style:family="paragraph" style:parent-style-name="Text_20_body" style:list-style-name="L9">
      <style:text-properties officeooo:rsid="13f81d8c" officeooo:paragraph-rsid="13f81d8c"/>
    </style:style>
    <style:style style:name="P116" style:family="paragraph" style:parent-style-name="Text_20_body" style:list-style-name="L9">
      <style:text-properties officeooo:rsid="13f964f4" officeooo:paragraph-rsid="13f964f4"/>
    </style:style>
    <style:style style:name="P117" style:family="paragraph" style:parent-style-name="Text_20_body" style:list-style-name="L9">
      <style:text-properties officeooo:rsid="1412ff72" officeooo:paragraph-rsid="1412ff72"/>
    </style:style>
    <style:style style:name="P118" style:family="paragraph" style:parent-style-name="Text_20_body" style:list-style-name="L9">
      <style:text-properties officeooo:rsid="142f7e64" officeooo:paragraph-rsid="142f7e64"/>
    </style:style>
    <style:style style:name="P119" style:family="paragraph" style:parent-style-name="Text_20_body" style:list-style-name="L9">
      <style:text-properties officeooo:rsid="14310527" officeooo:paragraph-rsid="143da0a4"/>
    </style:style>
    <style:style style:name="P120" style:family="paragraph" style:parent-style-name="Text_20_body" style:list-style-name="L10">
      <style:text-properties officeooo:rsid="13c6f397" officeooo:paragraph-rsid="13c6f397"/>
    </style:style>
    <style:style style:name="P121" style:family="paragraph" style:parent-style-name="Text_20_body" style:list-style-name="L10">
      <style:text-properties officeooo:rsid="1439a25c" officeooo:paragraph-rsid="1439a25c"/>
    </style:style>
    <style:style style:name="P122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23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24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5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6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7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8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9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30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31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32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33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34" style:family="paragraph" style:parent-style-name="Text_20_body" style:list-style-name="L12">
      <style:text-properties officeooo:rsid="13ee5695" officeooo:paragraph-rsid="13ee5695"/>
    </style:style>
    <style:style style:name="P135" style:family="paragraph" style:parent-style-name="Text_20_body" style:list-style-name="L13">
      <style:text-properties officeooo:rsid="143776d1" officeooo:paragraph-rsid="143776d1"/>
    </style:style>
    <style:style style:name="P136" style:family="paragraph" style:parent-style-name="Text_20_body" style:list-style-name="L14">
      <style:text-properties fo:language="cs" fo:country="CZ" officeooo:rsid="1423313d" officeooo:paragraph-rsid="1423313d"/>
    </style:style>
    <style:style style:name="P137" style:family="paragraph" style:parent-style-name="Text_20_body" style:list-style-name="L15">
      <style:text-properties officeooo:rsid="1428ab36" officeooo:paragraph-rsid="1428ab36"/>
    </style:style>
    <style:style style:name="P138" style:family="paragraph" style:parent-style-name="Text_20_body" style:list-style-name="L15">
      <style:text-properties officeooo:rsid="1424781f" officeooo:paragraph-rsid="1428ab36"/>
    </style:style>
    <style:style style:name="P139" style:family="paragraph" style:parent-style-name="Text_20_body" style:list-style-name="L16">
      <style:text-properties officeooo:rsid="1427b233" officeooo:paragraph-rsid="1427b233"/>
    </style:style>
    <style:style style:name="P140" style:family="paragraph" style:parent-style-name="Text_20_body" style:list-style-name="L16">
      <style:text-properties officeooo:rsid="142a68b6" officeooo:paragraph-rsid="142a68b6"/>
    </style:style>
    <style:style style:name="P141" style:family="paragraph" style:parent-style-name="Text_20_body" style:list-style-name="L17">
      <style:text-properties officeooo:rsid="1418b0f2" officeooo:paragraph-rsid="1418b0f2"/>
    </style:style>
    <style:style style:name="P142" style:family="paragraph" style:parent-style-name="Text_20_body" style:list-style-name="L17">
      <style:text-properties officeooo:rsid="141ca2f0" officeooo:paragraph-rsid="141ca2f0"/>
    </style:style>
    <style:style style:name="P143" style:family="paragraph" style:parent-style-name="Text_20_body" style:list-style-name="L17">
      <style:text-properties officeooo:rsid="141b9780" officeooo:paragraph-rsid="141b9780"/>
    </style:style>
    <style:style style:name="P144" style:family="paragraph" style:parent-style-name="Text_20_body" style:list-style-name="L18">
      <style:text-properties officeooo:rsid="140621d3" officeooo:paragraph-rsid="140621d3"/>
    </style:style>
    <style:style style:name="P145" style:family="paragraph" style:parent-style-name="Text_20_body" style:list-style-name="L18">
      <style:text-properties officeooo:rsid="1407f809" officeooo:paragraph-rsid="1407f809"/>
    </style:style>
    <style:style style:name="P146" style:family="paragraph" style:parent-style-name="Text_20_body" style:list-style-name="L19">
      <style:text-properties officeooo:rsid="14084372" officeooo:paragraph-rsid="14084372"/>
    </style:style>
    <style:style style:name="P147" style:family="paragraph" style:parent-style-name="Text_20_body" style:list-style-name="L19">
      <style:text-properties officeooo:rsid="140a2550" officeooo:paragraph-rsid="140a2550"/>
    </style:style>
    <style:style style:name="P148" style:family="paragraph" style:parent-style-name="Text_20_body" style:list-style-name="L20">
      <style:text-properties officeooo:rsid="13acaa82" officeooo:paragraph-rsid="13acaa82"/>
    </style:style>
    <style:style style:name="P149" style:family="paragraph" style:parent-style-name="Text_20_body" style:list-style-name="L20">
      <style:text-properties officeooo:rsid="13e855f4" officeooo:paragraph-rsid="13e855f4"/>
    </style:style>
    <style:style style:name="P150" style:family="paragraph" style:parent-style-name="Text_20_body" style:list-style-name="L20">
      <style:text-properties officeooo:rsid="13adf654" officeooo:paragraph-rsid="13adf654"/>
    </style:style>
    <style:style style:name="P151" style:family="paragraph" style:parent-style-name="Text_20_body" style:list-style-name="L21">
      <style:text-properties officeooo:rsid="13907447" officeooo:paragraph-rsid="139ead1d" fo:background-color="#dddddd"/>
    </style:style>
    <style:style style:name="P152" style:family="paragraph" style:parent-style-name="Text_20_body" style:list-style-name="L28">
      <style:text-properties officeooo:rsid="1450a7bf" officeooo:paragraph-rsid="1450a7bf"/>
    </style:style>
    <style:style style:name="P153" style:family="paragraph" style:parent-style-name="Text_20_body" style:list-style-name="L29">
      <style:text-properties officeooo:rsid="1454b333" officeooo:paragraph-rsid="1454b333"/>
    </style:style>
    <style:style style:name="P154" style:family="paragraph" style:parent-style-name="Text_20_body" style:list-style-name="L29">
      <style:text-properties officeooo:rsid="1454b333" officeooo:paragraph-rsid="1456c611"/>
    </style:style>
    <style:style style:name="P155" style:family="paragraph" style:parent-style-name="Text_20_body" style:list-style-name="L30">
      <style:text-properties officeooo:rsid="1456c611" officeooo:paragraph-rsid="1456c611"/>
    </style:style>
    <style:style style:name="P156" style:family="paragraph" style:parent-style-name="Text_20_body" style:list-style-name="L30">
      <style:text-properties officeooo:rsid="1456c611" officeooo:paragraph-rsid="1457ca81"/>
    </style:style>
    <style:style style:name="P157" style:family="paragraph" style:parent-style-name="Text_20_body" style:list-style-name="L30">
      <style:text-properties officeooo:rsid="1457ca81" officeooo:paragraph-rsid="1457ca81"/>
    </style:style>
    <style:style style:name="P158" style:family="paragraph" style:parent-style-name="Text_20_body" style:list-style-name="L31">
      <style:text-properties officeooo:rsid="1457ed78" officeooo:paragraph-rsid="1457ed78"/>
    </style:style>
    <style:style style:name="P159" style:family="paragraph" style:parent-style-name="Text_20_body" style:list-style-name="L32">
      <style:text-properties officeooo:rsid="146777a2" officeooo:paragraph-rsid="146777a2"/>
    </style:style>
    <style:style style:name="P160" style:family="paragraph" style:parent-style-name="Text_20_body" style:list-style-name="L32">
      <style:text-properties officeooo:rsid="146970d4" officeooo:paragraph-rsid="146970d4"/>
    </style:style>
    <style:style style:name="P161" style:family="paragraph" style:parent-style-name="Text_20_body" style:list-style-name="L32">
      <style:text-properties officeooo:rsid="1469e673" officeooo:paragraph-rsid="1469e673"/>
    </style:style>
    <style:style style:name="P162" style:family="paragraph" style:parent-style-name="Text_20_body" style:list-style-name="L33">
      <style:text-properties officeooo:rsid="145c1699" officeooo:paragraph-rsid="145c1699"/>
    </style:style>
    <style:style style:name="P163" style:family="paragraph" style:parent-style-name="Text_20_body" style:list-style-name="L33">
      <style:text-properties officeooo:rsid="145c66c2" officeooo:paragraph-rsid="145c66c2"/>
    </style:style>
    <style:style style:name="P164" style:family="paragraph" style:parent-style-name="Text_20_body" style:list-style-name="L34">
      <style:text-properties officeooo:rsid="1461b9f1" officeooo:paragraph-rsid="1461b9f1"/>
    </style:style>
    <style:style style:name="P165" style:family="paragraph" style:parent-style-name="Text_20_body" style:list-style-name="L35">
      <style:text-properties officeooo:rsid="14761e98" officeooo:paragraph-rsid="14761e98"/>
    </style:style>
    <style:style style:name="P166" style:family="paragraph" style:parent-style-name="Text_20_body" style:list-style-name="L43">
      <style:text-properties officeooo:rsid="14761e98" officeooo:paragraph-rsid="14761e98"/>
    </style:style>
    <style:style style:name="P167" style:family="paragraph" style:parent-style-name="Text_20_body" style:list-style-name="L36">
      <style:text-properties officeooo:rsid="14b35c5e" officeooo:paragraph-rsid="14b35c5e"/>
    </style:style>
    <style:style style:name="P168" style:family="paragraph" style:parent-style-name="Text_20_body" style:list-style-name="L37">
      <style:text-properties officeooo:rsid="146f841f" officeooo:paragraph-rsid="1470b44d"/>
    </style:style>
    <style:style style:name="P169" style:family="paragraph" style:parent-style-name="Text_20_body" style:list-style-name="L38">
      <style:text-properties officeooo:rsid="147169cf" officeooo:paragraph-rsid="147169cf"/>
    </style:style>
    <style:style style:name="P170" style:family="paragraph" style:parent-style-name="Text_20_body" style:list-style-name="L39">
      <style:text-properties officeooo:rsid="147169cf" officeooo:paragraph-rsid="147169cf"/>
    </style:style>
    <style:style style:name="P171" style:family="paragraph" style:parent-style-name="Text_20_body" style:list-style-name="L40">
      <style:text-properties officeooo:rsid="147169cf" officeooo:paragraph-rsid="147169cf"/>
    </style:style>
    <style:style style:name="P172" style:family="paragraph" style:parent-style-name="Text_20_body" style:list-style-name="L38">
      <style:text-properties officeooo:rsid="14b39cf0" officeooo:paragraph-rsid="14b39cf0"/>
    </style:style>
    <style:style style:name="P173" style:family="paragraph" style:parent-style-name="Text_20_body" style:list-style-name="L38">
      <style:text-properties officeooo:rsid="14b4e939" officeooo:paragraph-rsid="14b4e939"/>
    </style:style>
    <style:style style:name="P174" style:family="paragraph" style:parent-style-name="Text_20_body" style:list-style-name="L38">
      <style:text-properties officeooo:rsid="149e8e3c" officeooo:paragraph-rsid="149e8e3c"/>
    </style:style>
    <style:style style:name="P175" style:family="paragraph" style:parent-style-name="Text_20_body" style:list-style-name="L38">
      <style:text-properties officeooo:rsid="149eabb5" officeooo:paragraph-rsid="149eabb5"/>
    </style:style>
    <style:style style:name="P176" style:family="paragraph" style:parent-style-name="Text_20_body" style:list-style-name="L38">
      <style:text-properties officeooo:rsid="14a02fab" officeooo:paragraph-rsid="14a02fab"/>
    </style:style>
    <style:style style:name="P177" style:family="paragraph" style:parent-style-name="Text_20_body" style:list-style-name="L37">
      <style:text-properties officeooo:rsid="1470b44d" officeooo:paragraph-rsid="1470b44d"/>
    </style:style>
    <style:style style:name="P178" style:family="paragraph" style:parent-style-name="Text_20_body" style:list-style-name="L39">
      <style:text-properties officeooo:rsid="14719e41" officeooo:paragraph-rsid="14719e41"/>
    </style:style>
    <style:style style:name="P179" style:family="paragraph" style:parent-style-name="Text_20_body" style:list-style-name="L41">
      <style:text-properties officeooo:rsid="14719e41" officeooo:paragraph-rsid="14719e41"/>
    </style:style>
    <style:style style:name="P180" style:family="paragraph" style:parent-style-name="Text_20_body" style:list-style-name="L43">
      <style:text-properties officeooo:rsid="14719e41" officeooo:paragraph-rsid="14719e41"/>
    </style:style>
    <style:style style:name="P181" style:family="paragraph" style:parent-style-name="Text_20_body" style:list-style-name="L41">
      <style:text-properties officeooo:rsid="14735a05" officeooo:paragraph-rsid="14735a05"/>
    </style:style>
    <style:style style:name="P182" style:family="paragraph" style:parent-style-name="Text_20_body" style:list-style-name="L41">
      <style:text-properties officeooo:rsid="1474b7eb" officeooo:paragraph-rsid="1474b7eb"/>
    </style:style>
    <style:style style:name="P183" style:family="paragraph" style:parent-style-name="Text_20_body" style:list-style-name="L43">
      <style:text-properties officeooo:rsid="1474b7eb" officeooo:paragraph-rsid="1474b7eb"/>
    </style:style>
    <style:style style:name="P184" style:family="paragraph" style:parent-style-name="Text_20_body" style:list-style-name="L39">
      <style:text-properties officeooo:rsid="147859e2" officeooo:paragraph-rsid="147859e2"/>
    </style:style>
    <style:style style:name="P185" style:family="paragraph" style:parent-style-name="Text_20_body" style:list-style-name="L42">
      <style:text-properties officeooo:rsid="147859e2" officeooo:paragraph-rsid="147859e2"/>
    </style:style>
    <style:style style:name="P186" style:family="paragraph" style:parent-style-name="Text_20_body" style:list-style-name="L42">
      <style:text-properties officeooo:rsid="147a4b5b" officeooo:paragraph-rsid="147a4b5b"/>
    </style:style>
    <style:style style:name="P187" style:family="paragraph" style:parent-style-name="Text_20_body" style:list-style-name="L43">
      <style:text-properties officeooo:rsid="147a97ff" officeooo:paragraph-rsid="147a97ff"/>
    </style:style>
    <style:style style:name="P188" style:family="paragraph" style:parent-style-name="Text_20_body" style:list-style-name="L43">
      <style:text-properties officeooo:rsid="147723ad" officeooo:paragraph-rsid="147723ad"/>
    </style:style>
    <style:style style:name="P189" style:family="paragraph" style:parent-style-name="Text_20_body" style:list-style-name="L44">
      <style:text-properties officeooo:rsid="147bfa11" officeooo:paragraph-rsid="147bfa11"/>
    </style:style>
    <style:style style:name="P190" style:family="paragraph" style:parent-style-name="Text_20_body" style:list-style-name="L44">
      <style:text-properties officeooo:rsid="147c4ca8" officeooo:paragraph-rsid="147c4ca8"/>
    </style:style>
    <style:style style:name="P191" style:family="paragraph" style:parent-style-name="Text_20_body" style:list-style-name="L44">
      <style:text-properties officeooo:rsid="147d5f5e" officeooo:paragraph-rsid="147d5f5e"/>
    </style:style>
    <style:style style:name="P192" style:family="paragraph" style:parent-style-name="Text_20_body" style:list-style-name="L44">
      <style:text-properties officeooo:rsid="147e3c7b" officeooo:paragraph-rsid="147e3c7b"/>
    </style:style>
    <style:style style:name="P193" style:family="paragraph" style:parent-style-name="Text_20_body" style:list-style-name="L44">
      <style:text-properties officeooo:rsid="14834d73" officeooo:paragraph-rsid="14834d73"/>
    </style:style>
    <style:style style:name="P194" style:family="paragraph" style:parent-style-name="Text_20_body" style:list-style-name="L44">
      <style:text-properties officeooo:rsid="14804759" officeooo:paragraph-rsid="14804759"/>
    </style:style>
    <style:style style:name="P195" style:family="paragraph" style:parent-style-name="Text_20_body" style:list-style-name="L44">
      <style:text-properties officeooo:rsid="14839d74" officeooo:paragraph-rsid="14839d74"/>
    </style:style>
    <style:style style:name="P196" style:family="paragraph" style:parent-style-name="Text_20_body" style:list-style-name="L44">
      <style:text-properties officeooo:rsid="1483eb3d" officeooo:paragraph-rsid="1483eb3d"/>
    </style:style>
    <style:style style:name="P197" style:family="paragraph" style:parent-style-name="Text_20_body" style:list-style-name="L44">
      <style:text-properties officeooo:rsid="14943a77" officeooo:paragraph-rsid="14943a77"/>
    </style:style>
    <style:style style:name="P198" style:family="paragraph" style:parent-style-name="Text_20_body" style:list-style-name="L44">
      <style:text-properties officeooo:rsid="1494de6e" officeooo:paragraph-rsid="1494de6e"/>
    </style:style>
    <style:style style:name="P199" style:family="paragraph" style:parent-style-name="Text_20_body" style:list-style-name="L44">
      <style:text-properties officeooo:rsid="14954a06" officeooo:paragraph-rsid="14954a06"/>
    </style:style>
    <style:style style:name="P200" style:family="paragraph" style:parent-style-name="Text_20_body" style:list-style-name="L44">
      <style:text-properties officeooo:rsid="148ac6bb" officeooo:paragraph-rsid="148ac6bb"/>
    </style:style>
    <style:style style:name="P201" style:family="paragraph" style:parent-style-name="Text_20_body" style:list-style-name="L44">
      <style:text-properties officeooo:rsid="148c74c1" officeooo:paragraph-rsid="148c74c1"/>
    </style:style>
    <style:style style:name="P202" style:family="paragraph" style:parent-style-name="Text_20_body" style:list-style-name="L44">
      <style:text-properties officeooo:rsid="148e1aa7" officeooo:paragraph-rsid="148e1aa7"/>
    </style:style>
    <style:style style:name="P203" style:family="paragraph" style:parent-style-name="Text_20_body" style:list-style-name="L44">
      <style:text-properties officeooo:rsid="14903cd9" officeooo:paragraph-rsid="14903cd9"/>
    </style:style>
    <style:style style:name="P204" style:family="paragraph" style:parent-style-name="Text_20_body" style:list-style-name="L44">
      <style:text-properties officeooo:rsid="149c10fb" officeooo:paragraph-rsid="14977015"/>
    </style:style>
    <style:style style:name="P205" style:family="paragraph" style:parent-style-name="Text_20_body" style:list-style-name="L44">
      <style:text-properties officeooo:rsid="14982384" officeooo:paragraph-rsid="14982384"/>
    </style:style>
    <style:style style:name="P206" style:family="paragraph" style:parent-style-name="Text_20_body" style:list-style-name="L44">
      <style:text-properties officeooo:rsid="149b2af4" officeooo:paragraph-rsid="149b2af4"/>
    </style:style>
    <style:style style:name="P207" style:family="paragraph" style:parent-style-name="Text_20_body" style:list-style-name="L44">
      <style:text-properties officeooo:rsid="1499bada" officeooo:paragraph-rsid="1499bada"/>
    </style:style>
    <style:style style:name="P208" style:family="paragraph" style:parent-style-name="Text_20_body" style:list-style-name="L44">
      <style:text-properties officeooo:rsid="149d7560" officeooo:paragraph-rsid="149d7560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fo:font-style="normal" officeooo:rsid="14a443be" style:font-style-asian="normal" style:font-style-complex="normal"/>
    </style:style>
    <style:style style:name="T24" style:family="text">
      <style:text-properties fo:font-style="normal" officeooo:rsid="14a8e40b" style:font-style-asian="normal" style:font-style-complex="normal"/>
    </style:style>
    <style:style style:name="T25" style:family="text">
      <style:text-properties officeooo:rsid="1395e390"/>
    </style:style>
    <style:style style:name="T26" style:family="text">
      <style:text-properties officeooo:rsid="139bacbb"/>
    </style:style>
    <style:style style:name="T27" style:family="text">
      <style:text-properties officeooo:rsid="13adf654"/>
    </style:style>
    <style:style style:name="T28" style:family="text">
      <style:text-properties officeooo:rsid="13b21bfc"/>
    </style:style>
    <style:style style:name="T29" style:family="text">
      <style:text-properties officeooo:rsid="13b7f7d4"/>
    </style:style>
    <style:style style:name="T30" style:family="text">
      <style:text-properties officeooo:rsid="13c1899b"/>
    </style:style>
    <style:style style:name="T31" style:family="text">
      <style:text-properties officeooo:rsid="13c1fab2"/>
    </style:style>
    <style:style style:name="T32" style:family="text">
      <style:text-properties officeooo:rsid="13c2e072"/>
    </style:style>
    <style:style style:name="T33" style:family="text">
      <style:text-properties officeooo:rsid="13c9888f"/>
    </style:style>
    <style:style style:name="T34" style:family="text">
      <style:text-properties officeooo:rsid="13cd22ab"/>
    </style:style>
    <style:style style:name="T35" style:family="text">
      <style:text-properties officeooo:rsid="13cd8889"/>
    </style:style>
    <style:style style:name="T36" style:family="text">
      <style:text-properties officeooo:rsid="13d19e21"/>
    </style:style>
    <style:style style:name="T37" style:family="text">
      <style:text-properties officeooo:rsid="13d580e7"/>
    </style:style>
    <style:style style:name="T38" style:family="text">
      <style:text-properties officeooo:rsid="13d635aa"/>
    </style:style>
    <style:style style:name="T39" style:family="text">
      <style:text-properties officeooo:rsid="13dcb6db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3a1a3"/>
    </style:style>
    <style:style style:name="T71" style:family="text">
      <style:text-properties officeooo:rsid="1443c9b7"/>
    </style:style>
    <style:style style:name="T72" style:family="text">
      <style:text-properties officeooo:rsid="1444fd5a"/>
    </style:style>
    <style:style style:name="T73" style:family="text">
      <style:text-properties officeooo:rsid="1446c8c5"/>
    </style:style>
    <style:style style:name="T74" style:family="text">
      <style:text-properties officeooo:rsid="13aa8c6e"/>
    </style:style>
    <style:style style:name="T75" style:family="text">
      <style:text-properties officeooo:rsid="144e59db"/>
    </style:style>
    <style:style style:name="T76" style:family="text">
      <style:text-properties officeooo:rsid="144f165f"/>
    </style:style>
    <style:style style:name="T77" style:family="text">
      <style:text-properties officeooo:rsid="1451acd9"/>
    </style:style>
    <style:style style:name="T78" style:family="text">
      <style:text-properties officeooo:rsid="1452d79b"/>
    </style:style>
    <style:style style:name="T79" style:family="text">
      <style:text-properties officeooo:rsid="1456153a"/>
    </style:style>
    <style:style style:name="T80" style:family="text">
      <style:text-properties officeooo:rsid="1456c611"/>
    </style:style>
    <style:style style:name="T81" style:family="text">
      <style:text-properties officeooo:rsid="145a64de"/>
    </style:style>
    <style:style style:name="T82" style:family="text">
      <style:text-properties officeooo:rsid="145fff37"/>
    </style:style>
    <style:style style:name="T83" style:family="text">
      <style:text-properties officeooo:rsid="14633ac5"/>
    </style:style>
    <style:style style:name="T84" style:family="text">
      <style:text-properties officeooo:rsid="14650111"/>
    </style:style>
    <style:style style:name="T85" style:family="text">
      <style:text-properties fo:background-color="#dddddd" loext:char-shading-value="0"/>
    </style:style>
    <style:style style:name="T86" style:family="text">
      <style:text-properties officeooo:rsid="13aa8c6e" fo:background-color="#dddddd" loext:char-shading-value="0"/>
    </style:style>
    <style:style style:name="T87" style:family="text">
      <style:text-properties officeooo:rsid="146a9a30"/>
    </style:style>
    <style:style style:name="T88" style:family="text">
      <style:text-properties officeooo:rsid="146c4239"/>
    </style:style>
    <style:style style:name="T89" style:family="text">
      <style:text-properties officeooo:rsid="146ddf61"/>
    </style:style>
    <style:style style:name="T90" style:family="text">
      <style:text-properties officeooo:rsid="146f42c5"/>
    </style:style>
    <style:style style:name="T91" style:family="text">
      <style:text-properties officeooo:rsid="147169cf"/>
    </style:style>
    <style:style style:name="T92" style:family="text">
      <style:text-properties officeooo:rsid="14727b34"/>
    </style:style>
    <style:style style:name="T93" style:family="text">
      <style:text-properties officeooo:rsid="1481baaf"/>
    </style:style>
    <style:style style:name="T94" style:family="text">
      <style:text-properties officeooo:rsid="148378f6"/>
    </style:style>
    <style:style style:name="T95" style:family="text">
      <style:text-properties officeooo:rsid="1483eb3d"/>
    </style:style>
    <style:style style:name="T96" style:family="text">
      <style:text-properties officeooo:rsid="1485e3ac"/>
    </style:style>
    <style:style style:name="T97" style:family="text">
      <style:text-properties officeooo:rsid="148f65e7"/>
    </style:style>
    <style:style style:name="T98" style:family="text">
      <style:text-properties officeooo:rsid="1491b57c"/>
    </style:style>
    <style:style style:name="T99" style:family="text">
      <style:text-properties officeooo:rsid="1491e13b"/>
    </style:style>
    <style:style style:name="T100" style:family="text">
      <style:text-properties officeooo:rsid="1494de6e"/>
    </style:style>
    <style:style style:name="T101" style:family="text">
      <style:text-properties officeooo:rsid="14966191"/>
    </style:style>
    <style:style style:name="T102" style:family="text">
      <style:text-properties officeooo:rsid="1498269c"/>
    </style:style>
    <style:style style:name="T103" style:family="text">
      <style:text-properties officeooo:rsid="149f2b4f"/>
    </style:style>
    <style:style style:name="T104" style:family="text">
      <style:text-properties officeooo:rsid="14a514d8"/>
    </style:style>
    <style:style style:name="T105" style:family="text">
      <style:text-properties officeooo:rsid="14a774e8"/>
    </style:style>
    <style:style style:name="T106" style:family="text">
      <style:text-properties officeooo:rsid="14aa22a8"/>
    </style:style>
    <style:style style:name="T107" style:family="text">
      <style:text-properties officeooo:rsid="14ab759f"/>
    </style:style>
    <style:style style:name="T108" style:family="text">
      <style:text-properties officeooo:rsid="14afa473"/>
    </style:style>
    <style:style style:name="T109" style:family="text">
      <style:text-properties officeooo:rsid="14b008aa"/>
    </style:style>
    <style:style style:name="T110" style:family="text">
      <style:text-properties officeooo:rsid="14b0b507"/>
    </style:style>
    <style:style style:name="T111" style:family="text">
      <style:text-properties officeooo:rsid="14b515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Text_20_body"/>
      <text:p text:style-name="Text_20_body"/>
      <text:p text:style-name="P73">Dakara</text:p>
      <text:p text:style-name="P72"/>
      <text:p text:style-name="P72"/>
      <text:p text:style-name="P75">Dungeoncrawl</text:p>
      <text:p text:style-name="P74"/>
      <text:p text:style-name="P76">Poznámky ke kampani</text:p>
      <text:p text:style-name="P74"/>
      <text:p text:style-name="P74"/>
      <text:p text:style-name="P74"/>
      <text:p text:style-name="P74"/>
      <text:p text:style-name="P77"/>
      <text:p text:style-name="P1"/>
      <text:p text:style-name="P7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9"><text:a xlink:type="simple" xlink:href="#__RefHeading___Toc241_443151022" text:style-name="Internet_20_link" text:visited-style-name="Internet_20_link">Poznámky k první session</text:a><text:tab/>2</text:p>
          <text:p text:style-name="P80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86" text:outline-level="1">TODO</text:h>
      <text:p text:style-name="P39">Časem by se o artefakty mohli začít zajímat i Seveřani a někdo z říše.</text:p>
      <text:h text:style-name="P81" text:outline-level="1">K vymyšlení</text:h>
      <text:p text:style-name="P47">Kdo využije Vanju jako assassinku a proč?</text:p>
      <text:list xml:id="list2648276146" text:style-name="L1">
        <text:list-item>
          <text:p text:style-name="P88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0">Pod jakou satrapii Město patří?</text:p>
      <text:list xml:id="list1305617132" text:style-name="L2">
        <text:list-item>
          <text:p text:style-name="P89">Pod Dórskou (tj. domovská satrapie Filipa Velikého)<text:span text:style-name="T25">.</text:span></text:p>
        </text:list-item>
      </text:list>
      <text:list xml:id="list171817677" text:style-name="L3">
        <text:list-item>
          <text:p text:style-name="P90">Kdo je satrapou?</text:p>
        </text:list-item>
      </text:list>
      <text:p text:style-name="P56">Jak se jmenuje domovská země dobyvatele?</text:p>
      <text:list xml:id="list1132035253" text:style-name="L4">
        <text:list-item>
          <text:p text:style-name="P91">Dórské království</text:p>
        </text:list-item>
      </text:list>
      <text:p text:style-name="P14">Kdo si činí nárok na trůn po dobyvateli?</text:p>
      <text:list xml:id="list591813047" text:style-name="L5">
        <text:list-header>
          <text:p text:style-name="P92">Mohli by být 3 – ať jich není zbytečně moc.</text:p>
        </text:list-header>
      </text:list>
      <text:list xml:id="list2724880383" text:style-name="L6">
        <text:list-item>
          <text:p text:style-name="P93">Který z následníků bude vládnout naší satrapii?</text:p>
          <text:list>
            <text:list-item>
              <text:p text:style-name="P93">Asi by to měl být ten <text:span text:style-name="T26">(nebo ta?)</text:span>, koho Filip nechal doma spravovat království, <text:span text:style-name="T26">případně jeho potomek.</text:span></text:p>
            </text:list-item>
          </text:list>
        </text:list-item>
      </text:list>
      <text:h text:style-name="P82" text:outline-level="1"><text:soft-page-break/>Nápady</text:h>
      <text:p text:style-name="P55">Throne of Thunder <text:span text:style-name="T75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30">k</text:span>ground story:</text:p>
      <text:list xml:id="list3599062824" text:style-name="L7">
        <text:list-item>
          <text:p text:style-name="P94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4191531035" text:style-name="L8">
        <text:list-item>
          <text:p text:style-name="P95">Někdo by mohl z knihovny krást knihy.</text:p>
          <text:list>
            <text:list-item>
              <text:p text:style-name="P96">Nejspíš na prodej, ale může tím současně odvádět pozornost od jiných důvodů krádeže.</text:p>
              <text:list>
                <text:list-item>
                  <text:p text:style-name="P97">Mohly by to být třeba knihy o starých civilizacích.</text:p>
                  <text:list>
                    <text:list-item>
                      <text:p text:style-name="P98">Kradou je neo-elfové, ofc.</text:p>
                      <text:list>
                        <text:list-item>
                          <text:p text:style-name="P99">A dělají to proto, aby k nim neměl přístup nikdo další (sami by si je mohli přečíst i bez toho).</text:p>
                        </text:list-item>
                        <text:list-item>
                          <text:p text:style-name="P100"><text:soft-page-break/>Někteří z nich určitě v knihovně p<text:span text:style-name="T76">ů</text:span>soběj taky. Možná dokonce hlavní archivář by mohl být jedním z nich <text:span text:style-name="T32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Co se děje v podsvětí?</text:p>
          <text:list>
            <text:list-item>
              <text:p text:style-name="P102">Někdo by nad ním mohl zkusit převzít kontrolu (nový „šéf“ bude mít k ruce vojáky maskované za bouchače).</text:p>
              <text:list>
                <text:list-item>
                  <text:p text:style-name="P103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04">Někdo <text:span text:style-name="T31">(stratég)</text:span> začne likvidovat informátory (příprava na puč).</text:p>
            </text:list-item>
          </text:list>
        </text:list-item>
        <text:list-item>
          <text:p text:style-name="P105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06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7">Plánuje samozřejmě převzít ve městě moc.</text:p>
                </text:list-item>
              </text:list>
            </text:list-item>
          </text:list>
        </text:list-item>
        <text:list-item>
          <text:p text:style-name="P108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83" text:outline-level="1">PCs</text:h>
      <text:p text:style-name="P43">Postavy:</text:p>
      <text:list xml:id="list3728010713" text:style-name="L9">
        <text:list-item>
          <text:p text:style-name="P109">Belzebák – kudůk, ranař</text:p>
          <text:list>
            <text:list-item>
              <text:p text:style-name="P110">Maká v Rak<text:span text:style-name="T53">n</text:span>osově taverně, <text:span text:style-name="T46">má nejspíš kontakty s podsvětím.</text:span></text:p>
            </text:list-item>
            <text:list-item>
              <text:p text:style-name="P111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112"><text:span text:style-name="T44">Orbin – elfský p</text:span>ísař <text:span text:style-name="T42">(Orbit)</text:span></text:p>
          <text:list>
            <text:list-item>
              <text:p text:style-name="P113">Otec byl učenec, od něj zná staré jazyky a tak.</text:p>
            </text:list-item>
            <text:list-item>
              <text:p text:style-name="P114"><text:soft-page-break/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12"><text:span text:style-name="T43">Sigmarr (Nikephemos) – seveřan, žoldák intelektuál (</text:span>Ant<text:span text:style-name="T42">)</text:span></text:p>
          <text:list>
            <text:list-item>
              <text:p text:style-name="P115">Původem z malé žoldácké kumpanie, která brzo dorazí do Vadory jako součást armády (několik stovek žoldnéřů).</text:p>
            </text:list-item>
            <text:list-item>
              <text:p text:style-name="P116">Kumpanii (tu malou) vedou dva černí elfové – dvojčata.</text:p>
            </text:list-item>
            <text:list-item>
              <text:p text:style-name="P117"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118">Bimbam Borůvka (<text:span text:style-name="T65">H</text:span>ač) – hobit, katographer a všeuměl.</text:p>
          <text:list>
            <text:list-item>
              <text:p text:style-name="P119">Kontakt: <text:span text:style-name="T67">Norgat – trpaslík, pouliční obchodník a dohazovač.</text:span></text:p>
            </text:list-item>
          </text:list>
        </text:list-item>
      </text:list>
      <text:h text:style-name="P84" text:outline-level="1">NPCs</text:h>
      <text:h text:style-name="Heading_20_5" text:outline-level="5">Městská správa</text:h>
      <text:p text:style-name="P16">Di<text:span text:style-name="T29">á</text:span>ko<text:span text:style-name="T34">no</text:span>s –<text:span text:style-name="T33"> archon</text:span></text:p>
      <text:p text:style-name="P17"><text:span text:style-name="T111">A</text:span>di<text:span text:style-name="T111">r</text:span>on – hiero<text:span text:style-name="T35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1536367513" text:style-name="L10">
        <text:list-item>
          <text:p text:style-name="P120">Příbuzný Filipa Dobyvatele</text:p>
        </text:list-item>
        <text:list-item>
          <text:p text:style-name="P121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 </text:span><text:span text:style-name="T23">(spíš kolem 50, má dospělou dceru)</text:span></text:p>
      <text:list xml:id="list4009256608" text:style-name="L11">
        <text:list-item>
          <text:p text:style-name="P122">aktuální šéf novoelfského hnutí</text:p>
        </text:list-item>
      </text:list>
      <text:h text:style-name="Heading_20_5" text:outline-level="5">Jižanská delegace</text:h>
      <text:p text:style-name="P24"><text:span text:style-name="T38">Duranaga</text:span> – <text:span text:style-name="T37">starý diplomat, jižanský aristokrat</text:span></text:p>
      <text:p text:style-name="P23">Ašanga – <text:span text:style-name="T36">mladá, </text:span>vysoká, štíhlá atletka <text:span text:style-name="T36">(jižanka)</text:span></text:p>
      <text:p text:style-name="P25">Usambe –<text:span text:style-name="T38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4">dcera</text:span></text:p>
      <text:h text:style-name="Heading_20_5" text:outline-level="5">Podsvětí</text:h>
      <text:p text:style-name="P45">Rak<text:span text:style-name="T53">n</text:span>os – kudůk, majitel taverny, jeden z T<text:span text:style-name="T47">u</text:span>larových lidí.</text:p>
      <text:p text:style-name="P42">T<text:span text:style-name="T47">u</text:span>lar – chromý žebrák, <text:span text:style-name="T41">vysedává v tavernách a povídá si s lidmi (ať už mu dají almužnu nebo ne).</text:span></text:p>
      <text:list xml:id="list3300883119" text:style-name="L12">
        <text:list-item>
          <text:p text:style-name="P134">Ve skutečnosti je to šéf <text:span text:style-name="T63">zlodějské</text:span> gildy.</text:p>
        </text:list-item>
      </text:list>
      <text:h text:style-name="Heading_20_5" text:outline-level="5">Trpaslická gilda</text:h>
      <text:p text:style-name="P51">Norgat <text:span text:style-name="T83">(Hač mu tuším říká Norat)</text:span> – <text:span text:style-name="T66">trpaslík, pouliční obchodník a dohazovač.</text:span></text:p>
      <text:list xml:id="list1696040252" text:style-name="L13">
        <text:list-item>
          <text:p text:style-name="P135">Má kon<text:span text:style-name="T64">t</text:span>akty na zlodějskou gildu, nezná ale jejího šéfa.</text:p>
        </text:list-item>
      </text:list>
      <text:h text:style-name="Heading_20_5" text:outline-level="5"><text:soft-page-break/>Žoldácká kumpanie „<text:span text:style-name="T56">Černí bratri“</text:span></text:h>
      <text:p text:style-name="P19">Vedou ji dvojčata, černí elfové Esim a V<text:span text:style-name="T105">í</text:span>m<text:span text:style-name="T88">é</text:span>s.</text:p>
      <text:list xml:id="list240235184" text:style-name="L14">
        <text:list-item>
          <text:p text:style-name="P136"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3847305116" text:style-name="L15">
        <text:list-item>
          <text:p text:style-name="P137">Vede ji horský trpaslík Gambek.</text:p>
        </text:list-item>
        <text:list-item>
          <text:p text:style-name="P138">něco přes 200 členů.</text:p>
        </text:list-item>
      </text:list>
      <text:list xml:id="list3283645696" text:style-name="L16">
        <text:list-item>
          <text:p text:style-name="P139">Jsou to těžkooděnci <text:span text:style-name="T62">(nosej stejné přilby a skoro nikdy je nesundávaj).</text:span></text:p>
        </text:list-item>
        <text:list-item>
          <text:p text:style-name="P140">Kumpanii financuje trpaslická Gilda – tenhle job vzali schválně, aby měla Gilda ve Vadoře svoje vojáky.</text:p>
        </text:list-item>
      </text:list>
      <text:h text:style-name="P85" text:outline-level="1">Města</text:h>
      <text:p text:style-name="P40">Vadora</text:p>
      <text:p text:style-name="P53">Abydos <text:span text:style-name="T40">(na sever od Vadory)</text:span></text:p>
      <text:p text:style-name="P54">- kudůcká gilda.</text:p>
      <text:p text:style-name="P21">Bara<text:span text:style-name="T28">d</text:span>ra <text:span text:style-name="T40">(na jih od Vadory)</text:span></text:p>
      <text:h text:style-name="Heading_20_1" text:outline-level="1"><text:soft-page-break/>Lokace</text:h>
      <text:p text:style-name="P35">Agora</text:p>
      <text:p text:style-name="P31">Budova Senátu (u Agory)</text:p>
      <text:p text:style-name="P32"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</text:span><text:span text:style-name="T24">í</text:span><text:span text:style-name="T20">m</text:span><text:span text:style-name="T22">é</text:span><text:span text:style-name="T20">s</text:span></text:p>
      <text:p text:style-name="P49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2967205057" text:style-name="L17">
        <text:list-item>
          <text:p text:style-name="P141"><text:span text:style-name="T57">Má dceru Ronju </text:span><text:span text:style-name="T61">(tak 5-6 let)</text:span></text:p>
          <text:list>
            <text:list-item>
              <text:p text:style-name="P142"><text:span text:style-name="T61">R</text:span><text:span text:style-name="T57">onja je maskotem kumpanie</text:span></text:p>
            </text:list-item>
          </text:list>
        </text:list-item>
        <text:list-item>
          <text:p text:style-name="P143"><text:soft-page-break/><text:span text:style-name="T61">C</text:span><text:span text:style-name="T57">hce se stát měšťankou</text:span></text:p>
        </text:list-item>
      </text:list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46">Dórská aristokracie <text:span text:style-name="T68">vs Icénské obchodnické rodiny</text:span>.</text:p>
      <text:list xml:id="list1353855315" text:style-name="L18">
        <text:list-item>
          <text:p text:style-name="P144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45"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4">Stratég si připravuje pozici k převzetí moci</text:p>
      <text:list xml:id="list1773692857" text:style-name="L19">
        <text:list-item>
          <text:p text:style-name="P146">Stratég (Doruvos) je Dórský <text:span text:style-name="T50">aristokrat</text:span>.</text:p>
          <text:list>
            <text:list-item>
              <text:p text:style-name="P147">Dórská šlechta ho <text:span text:style-name="T89">p</text:span>odpor<text:span text:style-name="T51">uje</text:span> výměnou za slib <text:span text:style-name="T70">vysokých postů v nové monarchii</text:span>.</text:p>
            </text:list-item>
          </text:list>
        </text:list-item>
      </text:list>
      <text:list xml:id="list1668962455" text:style-name="L20">
        <text:list-item>
          <text:p text:style-name="P148">Začne likvidovat <text:span text:style-name="T27">ostatní</text:span> sítě <text:span text:style-name="T27">informátorů.</text:span></text:p>
          <text:list>
            <text:list-item>
              <text:p text:style-name="P149">Najme si na to kudůckou gildu <text:span text:style-name="T71">z Abydosu</text:span> – plánuje ji později využít jako svou tajnou policii.</text:p>
            </text:list-item>
          </text:list>
        </text:list-item>
        <text:list-item>
          <text:p text:style-name="P150">Najme si a přivolá do města žoldnéřskou armádu.</text:p>
        </text:list-item>
      </text:list>
      <text:h text:style-name="Heading_20_3" text:outline-level="3"><text:soft-page-break/>E<text:span text:style-name="T39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2715648162" text:style-name="L21">
        <text:list-item>
          <text:p text:style-name="P131">Mystický: Osvícení lze dosáhnout půstem, odříkáním, meditací, okultními zážitky.</text:p>
        </text:list-item>
        <text:list-item>
          <text:p text:style-name="P151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2288084766" text:style-name="L22">
        <text:list-item>
          <text:p text:style-name="P132">Mohlo by se to stát v taverně, kde dělá Belzebák –<text:span text:style-name="T72"> bude to jeden z jeho informátorů</text:span>.</text:p>
        </text:list-item>
      </text:list>
      <text:list xml:id="list239448958" text:style-name="L23">
        <text:list-item>
          <text:p text:style-name="P133">Obstoupí ho tři týpci <text:span text:style-name="T84">ve</text:span> <text:span text:style-name="T73">zbroji</text:span> - dva ho chytnou, třetí podřízne.</text:p>
          <text:list>
            <text:list-item>
              <text:p text:style-name="P123"><text:span text:style-name="T85">Jsou to žoldáci. S nimi je ještě místní zrádce – oni sami </text:span><text:span text:style-name="T86">by nevěděli, kdo jsou informátoři </text:span><text:span text:style-name="T85">a koho tedy mají likvidovat</text:span><text:span text:style-name="T74">.</text:span></text:p>
            </text:list-item>
          </text:list>
        </text:list-item>
        <text:list-item>
          <text:p text:style-name="P124">Kdo ho nechal zabít?</text:p>
          <text:list>
            <text:list-item>
              <text:p text:style-name="P125">Stratég <text:span text:style-name="T73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939354241" text:style-name="L24">
        <text:list-item>
          <text:p text:style-name="P126">Je tu s celou jižanskou delegací</text:p>
        </text:list-item>
        <text:list-item>
          <text:p text:style-name="P126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561428861" text:style-name="L25">
        <text:list-item>
          <text:p text:style-name="P127">Nabídl ji za to dům ve Vadoře, čímž by se z ní stala občanka města.</text:p>
        </text:list-item>
      </text:list>
      <text:list xml:id="list2589288423" text:style-name="L26">
        <text:list-item>
          <text:p text:style-name="P128">Nepovede se jí to, chytěj ji a budou ji chtít popravit.</text:p>
        </text:list-item>
        <text:list-item>
          <text:p text:style-name="P129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3637437610" text:style-name="L27">
        <text:list-item>
          <text:p text:style-name="P130">Asi jo, protože Gildě vyhovuje volnej obchod a Doruvos by ho určitě přiškrtil, kdyby se stal vládcem.</text:p>
        </text:list-item>
      </text:list>
      <text:h text:style-name="Heading_20_3" text:outline-level="3">A<text:span text:style-name="T90">k</text:span>tuálně</text:h>
      <text:p text:style-name="P59">Z Šarlatové kumpanie přežije jen pár jednotlivců. <text:span text:style-name="T78">Zbytek povraždí Vadorské podsvětí.</text:span></text:p>
      <text:p text:style-name="P59">Co bude v truhličce kapitána Fenrise?</text:p>
      <text:list xml:id="list15818829" text:style-name="L28">
        <text:list-item>
          <text:p text:style-name="P152">Zlato</text:p>
        </text:list-item>
        <text:list-item>
          <text:p text:style-name="P152">Měl by tam bejt nějakej hint na to, kdo kumpanii najal.</text:p>
          <text:list>
            <text:list-item>
              <text:p text:style-name="P152"><text:span text:style-name="T81">K</text:span>ontrakt <text:span text:style-name="T81">s Doruvosem</text:span></text:p>
              <text:list>
                <text:list-item>
                  <text:p text:style-name="P152">Asi tam prostě rovnou bude podepsán <text:span text:style-name="T77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3678570688" text:style-name="L29">
        <text:list-item>
          <text:p text:style-name="P153"><text:soft-page-break/>Tular je rozhodně nenechá nepotrestané.</text:p>
          <text:list>
            <text:list-item>
              <text:p text:style-name="P154">Hit bude proti klíčovým osobám ve vedení <text:span text:style-name="T80">(Konkrétně Lian – elf, bývalý žoldák)</text:span>.</text:p>
            </text:list-item>
            <text:list-item>
              <text:p text:style-name="P153">Raknos <text:span text:style-name="T79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1157197531" text:style-name="L30">
        <text:list-item>
          <text:p text:style-name="P155">Postavy by se mohly k něčemu přichomýtnout</text:p>
          <text:list>
            <text:list-item>
              <text:p text:style-name="P156">Třeba hit na nějakého bohatého kupce.</text:p>
            </text:list-item>
            <text:list-item>
              <text:p text:style-name="P156">Nebo třeba na knihovnu akademie.</text:p>
              <text:list>
                <text:list-item>
                  <text:p text:style-name="P157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1544307846" text:style-name="L31">
        <text:list-item>
          <text:p text:style-name="P158">Doruvos bude mít projev. Obviní radu z neplodného politikaření a slíbí, že se o to osobně postará.</text:p>
          <text:list>
            <text:list-item>
              <text:p text:style-name="P158">Zanedlouho dorazí žoldácká armáda.</text:p>
            </text:list-item>
          </text:list>
        </text:list-item>
      </text:list>
      <text:p text:style-name="P62">TODO: Oživit si akci s asasinkou-žoldačkou <text:span text:style-name="T82">(done)</text:span></text:p>
      <text:p text:style-name="P62">TODO: Domyslet krádež knih.</text:p>
      <text:list xml:id="list2124441035" text:style-name="L32">
        <text:list-item>
          <text:p text:style-name="P159">Leandor bydlí u svého bratrance, měšťana Valandora.</text:p>
          <text:list>
            <text:list-item>
              <text:p text:style-name="P160">Od něj si elfové „půjčili“ vůz.</text:p>
            </text:list-item>
          </text:list>
        </text:list-item>
        <text:list-item>
          <text:p text:style-name="P161">Klíče od knihovny má:</text:p>
          <text:list>
            <text:list-item>
              <text:p text:style-name="P161">Scholarch</text:p>
            </text:list-item>
            <text:list-item>
              <text:p text:style-name="P161">Leandor (archivář)</text:p>
            </text:list-item>
            <text:list-item>
              <text:p text:style-name="P161">Správce (a zároveň noční hlídač) <text:span text:style-name="T87">Tagl (trpaslík)</text:span>.</text:p>
              <text:list>
                <text:list-item>
                  <text:p text:style-name="P161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2030584358" text:style-name="L33">
        <text:list-item>
          <text:p text:style-name="P162">Jak to zapojit do příběhu postav?</text:p>
          <text:list>
            <text:list-item>
              <text:p text:style-name="P163">Ašanga se může o někoho z nich zajímat.</text:p>
              <text:list>
                <text:list-item>
                  <text:p text:style-name="P163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1899015856" text:style-name="L34">
        <text:list-item>
          <text:p text:style-name="P164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2">průzkumem dungeonu pod městem</text:span>)</text:p>
      <text:p text:style-name="P69">Doruvos zaručeně není jedinej, kdo si najme žoldáky. Ve městě se objevěj další kumpanie.</text:p>
      <text:list xml:id="list450425476" text:style-name="L35">
        <text:list-item>
          <text:p text:style-name="P16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5">Toho půjde pěkně zneužívat.</text:p>
            </text:list-item>
          </text:list>
        </text:list-item>
      </text:list>
      <text:p text:style-name="P70">Problémy s piráty!</text:p>
      <text:list xml:id="list1010364909" text:style-name="L36">
        <text:list-item>
          <text:p text:style-name="P167">Konkrétně s jinými piráty. Možná dojde k válce pirátů?</text:p>
          <text:list>
            <text:list-item>
              <text:p text:style-name="P167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3723672891" text:style-name="L37">
        <text:list-item>
          <text:p text:style-name="P168">Souboj sítí</text:p>
        </text:list-item>
        <text:list-item>
          <text:p text:style-name="P168">Elfové a ukradené knihy</text:p>
        </text:list-item>
      </text:list>
      <text:list xml:id="list4195434146" text:style-name="L38">
        <text:list-item>
          <text:list>
            <text:list-item>
              <text:p text:style-name="P169">Kde jsou ty knihy?</text:p>
              <text:list>
                <text:list-item>
                  <text:p text:style-name="P172">V domě Leandorova bratra.</text:p>
                </text:list-item>
              </text:list>
            </text:list-item>
            <text:list-item>
              <text:p text:style-name="P169">Vím, ke komu to vede (dům bohatého měšťana).</text:p>
            </text:list-item>
            <text:list-item>
              <text:p text:style-name="P169">Ailara byla Leandorova dcera?</text:p>
              <text:list>
                <text:list-item>
                  <text:p text:style-name="P169">Asi jo, je starej, takže sestra nejspíš ne.</text:p>
                </text:list-item>
                <text:list-item>
                  <text:p text:style-name="P173">Nebo možná dcera Leandorova bratra. To by mohlo Leandora dostat do vážných problémů.</text:p>
                </text:list-item>
              </text:list>
            </text:list-item>
            <text:list-item>
              <text:p text:style-name="P174">Kdo byl Tianas.</text:p>
              <text:list>
                <text:list-item>
                  <text:p text:style-name="P174">Zřejmě taky syn nějakého bohatého měšťana – Deonora.</text:p>
                </text:list-item>
                <text:list-item>
                  <text:p text:style-name="P175"><text:soft-page-break/>To by možná mohl bejt dokonce i senátor – <text:span text:style-name="T103">tzn to jsou Icéňané</text:span>.</text:p>
                </text:list-item>
              </text:list>
            </text:list-item>
            <text:list-item>
              <text:p text:style-name="P176">Leandor je nejspíš Achájec. </text:p>
            </text:list-item>
          </text:list>
        </text:list-item>
      </text:list>
      <text:list xml:id="list182948666108483" text:continue-list="list3723672891" text:style-name="L37">
        <text:list-item>
          <text:p text:style-name="P168">Dungeon pod městem (TODO)</text:p>
        </text:list-item>
        <text:list-item>
          <text:p text:style-name="P177"><text:span text:style-name="T91">Zraněný Doruvos a V</text:span>anja pod zámkem</text:p>
        </text:list-item>
      </text:list>
      <text:h text:style-name="Heading_20_2" text:outline-level="2">3 linky pro úterní skupinu</text:h>
      <text:list xml:id="list2323772064" text:style-name="L39">
        <text:list-item>
          <text:p text:style-name="P170">Souboj sítí</text:p>
        </text:list-item>
      </text:list>
      <text:list xml:id="list3718128227" text:style-name="L40">
        <text:list-item>
          <text:list>
            <text:list-item>
              <text:p text:style-name="P171">Pokus o likvidaci šéfa dětského gangu (TODO: Jméno).</text:p>
            </text:list-item>
          </text:list>
        </text:list-item>
      </text:list>
      <text:list xml:id="list182948868704686" text:continue-list="list2323772064" text:style-name="L39">
        <text:list-item>
          <text:p text:style-name="P178">Dungeon pod městem</text:p>
        </text:list-item>
      </text:list>
      <text:list xml:id="list2774450523" text:style-name="L41">
        <text:list-item>
          <text:list>
            <text:list-item>
              <text:p text:style-name="P179">Jak se o něm dozvědí?</text:p>
            </text:list-item>
            <text:list-item>
              <text:p text:style-name="P181">Zajímají se o jména z dopisů, jestli se nepletu.</text:p>
            </text:list-item>
            <text:list-item>
              <text:p text:style-name="P182">Ale asi by to chtělo ještě nějakej jinej směr.</text:p>
            </text:list-item>
          </text:list>
        </text:list-item>
      </text:list>
      <text:list xml:id="list182949558863901" text:continue-list="list182948868704686" text:style-name="L39">
        <text:list-item>
          <text:p text:style-name="P178">TODO</text:p>
        </text:list-item>
        <text:list-item>
          <text:p text:style-name="P184">Problémy s piráty</text:p>
        </text:list-item>
      </text:list>
      <text:list xml:id="list642166482" text:style-name="L42">
        <text:list-item>
          <text:list>
            <text:list-item>
              <text:p text:style-name="P185">Ideálně by to chtělo akci přímo ve městě, nebo na zakotvené lodi.</text:p>
            </text:list-item>
            <text:list-item>
              <text:p text:style-name="P186">Pašerákův kontrakt ho může požádat o pár lidí na nějakou akci.</text:p>
            </text:list-item>
          </text:list>
        </text:list-item>
      </text:list>
      <text:list xml:id="list182948161875155" text:continue-list="list182949558863901" text:style-name="L39">
        <text:list-item>
          <text:p text:style-name="P184">TODO</text:p>
        </text:list-item>
      </text:list>
      <text:p text:style-name="P67">Postavy mám:</text:p>
      <text:list xml:id="list2435313313" text:style-name="L43">
        <text:list-item>
          <text:p text:style-name="P180">Týpek z ulice (dětský gang, atd.).</text:p>
          <text:list>
            <text:list-item>
              <text:p text:style-name="P187">Tady je to jasný – děj v podsvětí.</text:p>
            </text:list-item>
          </text:list>
        </text:list-item>
        <text:list-item>
          <text:p text:style-name="P180"><text:soft-page-break/>Černá elfka</text:p>
          <text:list>
            <text:list-item>
              <text:p text:style-name="P183">Možná by ji mohl někdo chtít ukázat, co našel v podzemí, nebo ji do toho zapojit?</text:p>
            </text:list-item>
            <text:list-item>
              <text:p text:style-name="P166">Kontakt s elfími bratry (to ale teď moc nikam nepovede).</text:p>
            </text:list-item>
          </text:list>
        </text:list-item>
        <text:list-item>
          <text:p text:style-name="P166">Pirát/pašerák</text:p>
          <text:list>
            <text:list-item>
              <text:p text:style-name="P166">Mohl by mít přehled o tom, kdo a co přijíždí do města (další žoldáci, pak Doruvosovy triéry).</text:p>
              <text:list>
                <text:list-item>
                  <text:p text:style-name="P188">Problémy s piráty!</text:p>
                </text:list-item>
              </text:list>
            </text:list-item>
          </text:list>
        </text:list-item>
        <text:list-item>
          <text:p text:style-name="P166">Trpasličí lovec</text:p>
          <text:list>
            <text:list-item>
              <text:p text:style-name="P166">Toho asi nemusím explicitně zapojovat, hráč je aktivní.</text:p>
            </text:list-item>
          </text:list>
        </text:list-item>
      </text:list>
      <text:p text:style-name="P71">Aktuálně:</text:p>
      <text:list xml:id="list524487525" text:style-name="L44">
        <text:list-item>
          <text:p text:style-name="P189">Změna: Elfka utekla.</text:p>
        </text:list-item>
        <text:list-item>
          <text:p text:style-name="P189">Ukradla pašerákovi nějaké inkriminující lejstro. Možná padělanou kupní smlouvu nebo tak něco.</text:p>
        </text:list-item>
        <text:list-item>
          <text:p text:style-name="P189">Pašerák chce buď to lejstro (dá za něj 10 zl), nebo živou elfku s tím, že to z ní vyrazí sám (5 zl).</text:p>
        </text:list-item>
        <text:list-item>
          <text:p text:style-name="P190">Pašerák dal postavám tip, kde elfku najdou (nějaká taverna).</text:p>
          <text:list>
            <text:list-item>
              <text:p text:style-name="P191">Ago<text:span text:style-name="T106">r</text:span>nova taverna.</text:p>
            </text:list-item>
            <text:list-item>
              <text:p text:style-name="P191">Ag<text:span text:style-name="T106">o</text:span>rn je chlap jak hora, achájec. <text:span text:style-name="T93">Má dva podobně urostlé syny a všichni jsou to vysloužilí vojáci.</text:span></text:p>
            </text:list-item>
            <text:list-item>
              <text:p text:style-name="P192">Proč elfka chodí k němu?</text:p>
              <text:list>
                <text:list-item>
                  <text:p text:style-name="P193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192">Elfka se jmenuje <text:span text:style-name="T94">D</text:span>anara.</text:p>
          <text:list>
            <text:list-item>
              <text:p text:style-name="P194">Je místní?</text:p>
              <text:list>
                <text:list-item>
                  <text:p text:style-name="P195">Už pár let tu žije, ale původem je z Abydosu. <text:span text:style-name="T95">Proto ji znají tamní kudůci.</text:span></text:p>
                  <text:list>
                    <text:list-item>
                      <text:p text:style-name="P196">Vyhrožují jí, ona by se jich ráda zbavila <text:span text:style-name="T96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94">S místním podsvětím nespolupracuje.</text:p>
            </text:list-item>
            <text:list-item>
              <text:p text:style-name="P197"><text:span text:style-name="T108">Halara v</text:span>ydírá, <text:span text:style-name="T100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98">Teď se ale <text:span text:style-name="T109">Danara</text:span> potřebuje dostat z města pryč, takže si řekla o jednorázovou větší částku – dejme tomu <text:span text:style-name="T107">2</text:span>0 zl. Ha<text:span text:style-name="T101">la</text:span>r celkem logicky usoudil, že bude levnější někoho najmout, aby problém vyřešil.</text:p>
                </text:list-item>
                <text:list-item>
                  <text:p text:style-name="P199">Danara <text:span text:style-name="T110">má starou babičku, o kterou se stará.</text:span></text:p>
                </text:list-item>
              </text:list>
            </text:list-item>
          </text:list>
        </text:list-item>
        <text:list-item>
          <text:p text:style-name="P200">Pašerák (Zejádův kontakt) se jmenuje Ha<text:span text:style-name="T101">la</text:span>r.</text:p>
          <text:list>
            <text:list-item>
              <text:p text:style-name="P201">Je to Artézan, člověk.</text:p>
            </text:list-item>
            <text:list-item>
              <text:p text:style-name="P201">Oficiálně je to obchodník, sám ale žádné zboží nevozí.</text:p>
              <text:list>
                <text:list-item>
                  <text:p text:style-name="P202">Má dohodu s jinými obchodníky, na jejichž lodě se vždycky část lupu přeloží a oni to prodají spolu s čistým zbožím <text:span text:style-name="T97">(přímo tady ve Vadoře)</text:span>.</text:p>
                </text:list-item>
                <text:list-item>
                  <text:p text:style-name="P203"><text:soft-page-break/>Proto potřebuje padělat smlouvy <text:span text:style-name="T99">(počestní obchodníci je obvykle chtějí vidět, aby se ujistili, že nekupují kradené zboží. Možná to kontrolovalo i přímo město)</text:span>. Je to <text:span text:style-name="T98">A</text:span>rtézan, takže dává smysl, že smlouvy neuzavírá v Išařině chrámu <text:span text:style-name="T98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04">Úterní skupina chodí do Gadařiny taverny.</text:p>
          <text:list>
            <text:list-item>
              <text:p text:style-name="P205">Oni jsou vlastně na rozhraní slumu, trpaslické čtvrti a nějaké řemeslnické.</text:p>
            </text:list-item>
            <text:list-item>
              <text:p text:style-name="P205">Majitelka je trpaslice, <text:span text:style-name="T102">Gadara.</text:span></text:p>
              <text:list>
                <text:list-item>
                  <text:p text:style-name="P206">Není zapojená do podsvětí, jen platí výpalné.</text:p>
                </text:list-item>
              </text:list>
            </text:list-item>
            <text:list-item>
              <text:p text:style-name="P207">Taverna je v trpaslické čtvrti, ale směrem ven a půlka stolů má lidskou velikost.</text:p>
            </text:list-item>
          </text:list>
        </text:list-item>
        <text:list-item>
          <text:p text:style-name="P208">Ze stok vylezl upír a nadělal tam pár zombií.</text:p>
          <text:list>
            <text:list-item>
              <text:p text:style-name="P208">Děti se do stok zaručeně podívat půjdou (to ale můžu odložit, až bude Uliho hráč).</text:p>
            </text:list-item>
          </text:list>
        </text:list-item>
        <text:list-item>
          <text:p text:style-name="P208">Dá se prokopat do dungeonu (a úterní skupina už ví kudy – byť to teda může bejt jen další malá část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25T18:26:47.630000000</dc:date>
    <meta:print-date>2113-01-01T00:00:00</meta:print-date>
    <meta:editing-cycles>10277</meta:editing-cycles>
    <meta:editing-duration>P31DT21H13M34S</meta:editing-duration>
    <meta:generator>LibreOffice/6.0.5.2$Windows_X86_64 LibreOffice_project/54c8cbb85f300ac59db32fe8a675ff7683cd5a16</meta:generator>
    <meta:document-statistic meta:table-count="0" meta:image-count="0" meta:object-count="0" meta:page-count="20" meta:paragraph-count="276" meta:word-count="2386" meta:character-count="14361" meta:non-whitespace-character-count="12363"/>
  </office:meta>
</office:document-meta>
</file>